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089cm" svg:height="12.431cm" svg:x="11.657cm" svg:y="1.089cm">
            <draw:object draw:notify-on-update-of-ranges="Sheet1.A1:Sheet1.A1 Sheet1.A2:Sheet1.A50 Sheet1.B1:Sheet1.B1 Sheet1.B2:Sheet1.B50 Sheet1.A1:Sheet1.A1 Sheet1.A2:Sheet1.A50 Sheet1.C1:Sheet1.C1 Sheet1.C2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  <table:table-cell office:value-type="string" calcext:value-type="string">
            <text:p>Calibrage 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15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5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3356" calcext:value-type="float">
            <text:p>-3356</text:p>
          </table:table-cell>
          <table:table-cell office:value-type="string" calcext:value-type="string">
            <text:p>15-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4455" calcext:value-type="float">
            <text:p>-4455</text:p>
          </table:table-cell>
          <table:table-cell office:value-type="string" calcext:value-type="string">
            <text:p>15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-4748" calcext:value-type="float">
            <text:p>-4748</text:p>
          </table:table-cell>
          <table:table-cell office:value-type="string" calcext:value-type="string">
            <text:p>15-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9677" calcext:value-type="float">
            <text:p>-9677</text:p>
          </table:table-cell>
          <table:table-cell office:value-type="string" calcext:value-type="string">
            <text:p>15-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15-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-8566" calcext:value-type="float">
            <text:p>-8566</text:p>
          </table:table-cell>
          <table:table-cell office:value-type="string" calcext:value-type="string">
            <text:p>30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875" calcext:value-type="float">
            <text:p>6875</text:p>
          </table:table-cell>
          <table:table-cell office:value-type="string" calcext:value-type="string">
            <text:p>30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-4985" calcext:value-type="float">
            <text:p>-4985</text:p>
          </table:table-cell>
          <table:table-cell office:value-type="string" calcext:value-type="string">
            <text:p>30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-3136" calcext:value-type="float">
            <text:p>-3136</text:p>
          </table:table-cell>
          <table:table-cell office:value-type="string" calcext:value-type="string">
            <text:p>30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-7865" calcext:value-type="float">
            <text:p>-7865</text:p>
          </table:table-cell>
          <table:table-cell office:value-type="string" calcext:value-type="string">
            <text:p>30-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-3929" calcext:value-type="float">
            <text:p>-3929</text:p>
          </table:table-cell>
          <table:table-cell office:value-type="string" calcext:value-type="string">
            <text:p>30-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-1933" calcext:value-type="float">
            <text:p>-1933</text:p>
          </table:table-cell>
          <table:table-cell office:value-type="string" calcext:value-type="string">
            <text:p>30-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-17316" calcext:value-type="float">
            <text:p>-17316</text:p>
          </table:table-cell>
          <table:table-cell office:value-type="string" calcext:value-type="string">
            <text:p>4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-14477" calcext:value-type="float">
            <text:p>-14477</text:p>
          </table:table-cell>
          <table:table-cell office:value-type="string" calcext:value-type="string">
            <text:p>45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-11356" calcext:value-type="float">
            <text:p>-11356</text:p>
          </table:table-cell>
          <table:table-cell office:value-type="string" calcext:value-type="string">
            <text:p>45-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-13535" calcext:value-type="float">
            <text:p>-13535</text:p>
          </table:table-cell>
          <table:table-cell office:value-type="string" calcext:value-type="string">
            <text:p>45-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-7829" calcext:value-type="float">
            <text:p>-7829</text:p>
          </table:table-cell>
          <table:table-cell office:value-type="string" calcext:value-type="string">
            <text:p>45-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-12803" calcext:value-type="float">
            <text:p>-12803</text:p>
          </table:table-cell>
          <table:table-cell office:value-type="string" calcext:value-type="string">
            <text:p>45-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-11672" calcext:value-type="float">
            <text:p>-11672</text:p>
          </table:table-cell>
          <table:table-cell office:value-type="string" calcext:value-type="string">
            <text:p>45-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-10923" calcext:value-type="float">
            <text:p>-10923</text:p>
          </table:table-cell>
          <table:table-cell office:value-type="string" calcext:value-type="string">
            <text:p>60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-13847" calcext:value-type="float">
            <text:p>-13847</text:p>
          </table:table-cell>
          <table:table-cell office:value-type="string" calcext:value-type="string">
            <text:p>60-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-13454" calcext:value-type="float">
            <text:p>-13454</text:p>
          </table:table-cell>
          <table:table-cell office:value-type="string" calcext:value-type="string">
            <text:p>60-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-16757" calcext:value-type="float">
            <text:p>-16757</text:p>
          </table:table-cell>
          <table:table-cell office:value-type="string" calcext:value-type="string">
            <text:p>60-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-8839" calcext:value-type="float">
            <text:p>-8839</text:p>
          </table:table-cell>
          <table:table-cell office:value-type="string" calcext:value-type="string">
            <text:p>60-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-12721" calcext:value-type="float">
            <text:p>-12721</text:p>
          </table:table-cell>
          <table:table-cell office:value-type="string" calcext:value-type="string">
            <text:p>60-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-5605" calcext:value-type="float">
            <text:p>-5605</text:p>
          </table:table-cell>
          <table:table-cell office:value-type="string" calcext:value-type="string">
            <text:p>60-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-15689" calcext:value-type="float">
            <text:p>-15689</text:p>
          </table:table-cell>
          <table:table-cell office:value-type="string" calcext:value-type="string">
            <text:p>75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-12913" calcext:value-type="float">
            <text:p>-12913</text:p>
          </table:table-cell>
          <table:table-cell office:value-type="string" calcext:value-type="string">
            <text:p>75-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17615" calcext:value-type="float">
            <text:p>-17615</text:p>
          </table:table-cell>
          <table:table-cell office:value-type="string" calcext:value-type="string">
            <text:p>75-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-17278" calcext:value-type="float">
            <text:p>-17278</text:p>
          </table:table-cell>
          <table:table-cell office:value-type="string" calcext:value-type="string">
            <text:p>75-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-9305" calcext:value-type="float">
            <text:p>-9305</text:p>
          </table:table-cell>
          <table:table-cell office:value-type="string" calcext:value-type="string">
            <text:p>75-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-6941" calcext:value-type="float">
            <text:p>-6941</text:p>
          </table:table-cell>
          <table:table-cell office:value-type="string" calcext:value-type="string">
            <text:p>75-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-6756" calcext:value-type="float">
            <text:p>-6756</text:p>
          </table:table-cell>
          <table:table-cell office:value-type="string" calcext:value-type="string">
            <text:p>75-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-15939" calcext:value-type="float">
            <text:p>-15939</text:p>
          </table:table-cell>
          <table:table-cell office:value-type="string" calcext:value-type="string">
            <text:p>90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-6434" calcext:value-type="float">
            <text:p>-6434</text:p>
          </table:table-cell>
          <table:table-cell office:value-type="string" calcext:value-type="string">
            <text:p>90-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-12673" calcext:value-type="float">
            <text:p>-12673</text:p>
          </table:table-cell>
          <table:table-cell office:value-type="string" calcext:value-type="string">
            <text:p>90-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-14409" calcext:value-type="float">
            <text:p>-14409</text:p>
          </table:table-cell>
          <table:table-cell office:value-type="string" calcext:value-type="string">
            <text:p>90-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-9506" calcext:value-type="float">
            <text:p>-9506</text:p>
          </table:table-cell>
          <table:table-cell office:value-type="string" calcext:value-type="string">
            <text:p>90-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-6939" calcext:value-type="float">
            <text:p>-6939</text:p>
          </table:table-cell>
          <table:table-cell office:value-type="string" calcext:value-type="string">
            <text:p>90-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9770" calcext:value-type="float">
            <text:p>-9770</text:p>
          </table:table-cell>
          <table:table-cell office:value-type="string" calcext:value-type="string">
            <text:p>90-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15796" calcext:value-type="float">
            <text:p>-15796</text:p>
          </table:table-cell>
          <table:table-cell office:value-type="string" calcext:value-type="string">
            <text:p>100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-18791" calcext:value-type="float">
            <text:p>-18791</text:p>
          </table:table-cell>
          <table:table-cell office:value-type="string" calcext:value-type="string">
            <text:p>100-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-14784" calcext:value-type="float">
            <text:p>-14784</text:p>
          </table:table-cell>
          <table:table-cell office:value-type="string" calcext:value-type="string">
            <text:p>100-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-9799" calcext:value-type="float">
            <text:p>-9799</text:p>
          </table:table-cell>
          <table:table-cell office:value-type="string" calcext:value-type="string">
            <text:p>100-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-13415" calcext:value-type="float">
            <text:p>-13415</text:p>
          </table:table-cell>
          <table:table-cell office:value-type="string" calcext:value-type="string">
            <text:p>100-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-11334" calcext:value-type="float">
            <text:p>-11334</text:p>
          </table:table-cell>
          <table:table-cell office:value-type="string" calcext:value-type="string">
            <text:p>100-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-9192" calcext:value-type="float">
            <text:p>-9192</text:p>
          </table:table-cell>
          <table:table-cell office:value-type="string" calcext:value-type="string">
            <text:p>100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09:59:48.35533243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cm" svg:height="12.432cm" xlink:href=".." xlink:type="simple" chart:class="chart:scatter" chart:style-name="ch1">
        <chart:legend chart:legend-position="end" svg:x="18.259cm" svg:y="5.668cm" style:legend-expansion="high" chart:style-name="ch2"/>
        <chart:plot-area chart:style-name="ch3" table:cell-range-address="Sheet1.A1:Sheet1.C50" chart:data-source-has-labels="row" svg:x="1.452cm" svg:y="0.248cm" svg:width="16.366cm" svg:height="10.955cm">
          <chartooo:coordinate-region svg:x="2.735cm" svg:y="0.447cm" svg:width="14.461cm" svg:height="10.109cm"/>
          <chart:axis chart:dimension="x" chart:name="primary-x" chart:style-name="ch4">
            <chart:title svg:x="8.863cm" svg:y="11.451cm" chart:style-name="ch5">
              <text:p>Calibrage</text:p>
            </chart:title>
          </chart:axis>
          <chart:axis chart:dimension="y" chart:name="primary-y" chart:style-name="ch6">
            <chart:title svg:x="0.451cm" svg:y="6.206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B2:Sheet1.B50" chart:label-cell-address="Sheet1.B1:Sheet1.B1" chart:class="chart:scatter">
            <chart:domain table:cell-range-address="Sheet1.A2:Sheet1.A50"/>
            <chart:data-point chart:repeated="49"/>
          </chart:series>
          <chart:series chart:attached-axis="primary-y" chart:style-name="ch11" chart:values-cell-range-address="Sheet1.C2:Sheet1.C50" chart:label-cell-address="Sheet1.C1:Sheet1.C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ties gagnees</text:p>
                <draw:g>
                  <svg:desc>Sheet1.B1:Sheet1.B1</svg:desc>
                </draw:g>
              </table:table-cell>
              <table:table-cell office:value-type="string">
                <text:p>Argent gag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</svg:desc>
                </draw:g>
              </table:table-cell>
              <table:table-cell office:value-type="float" office:value="39">
                <text:p>39</text:p>
                <draw:g>
                  <svg:desc>Sheet1.B2:Sheet1.B50</svg:desc>
                </draw:g>
              </table:table-cell>
              <table:table-cell office:value-type="float" office:value="1825">
                <text:p>1825</text:p>
                <draw:g>
                  <svg:desc>Sheet1.C2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-3356">
                <text:p>-3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-4455">
                <text:p>-4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-4748">
                <text:p>-4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-9677">
                <text:p>-9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-8566">
                <text:p>-8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-4985">
                <text:p>-4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-3136">
                <text:p>-3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-7865">
                <text:p>-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-3929">
                <text:p>-3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-1933">
                <text:p>-1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-17316">
                <text:p>-17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-14477">
                <text:p>-14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-11356">
                <text:p>-11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-13535">
                <text:p>-13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-7829">
                <text:p>-7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-12803">
                <text:p>-128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11672">
                <text:p>-11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-10923">
                <text:p>-10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1">
                <text:p>61</text:p>
              </table:table-cell>
              <table:table-cell office:value-type="float" office:value="-13847">
                <text:p>-13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-13454">
                <text:p>-13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-16757">
                <text:p>-16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-8839">
                <text:p>-8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  <table:table-cell office:value-type="float" office:value="-12721">
                <text:p>-127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-5605">
                <text:p>-5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-15689">
                <text:p>-15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-12913">
                <text:p>-12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-17615">
                <text:p>-17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-17278">
                <text:p>-172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-9305">
                <text:p>-9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  <table:table-cell office:value-type="float" office:value="-6756">
                <text:p>-6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-15939">
                <text:p>-159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-6434">
                <text:p>-6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-12673">
                <text:p>-126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-14409">
                <text:p>-14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-9506">
                <text:p>-9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-6939">
                <text:p>-69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-9770">
                <text:p>-97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-15796">
                <text:p>-15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18791">
                <text:p>-187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-14784">
                <text:p>-147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-9799">
                <text:p>-97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-13415">
                <text:p>-13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-11334">
                <text:p>-11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-9192">
                <text:p>-9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